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ahoma" svg:font-family="Tahoma"/>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middle" fo:wrap-option="wrap" fo:background-color="transparent" style:repeat-content="false"/>
      <style:paragraph-properties fo:text-align="center"/>
      <style:text-properties style:font-name="Calibri" style:font-name-asian="Calibri" style:font-name-complex="Calibri" fo:font-size="8pt" style:font-size-asian="8pt" style:font-size-complex="8pt"/>
    </style:style>
    <style:style style:name="ce3" style:family="table-cell" style:parent-style-name="Excel_32_Built-in_32_Output" style:data-style-name="N36">
      <style:table-cell-properties fo:border="thin solid #3F3F3F" style:vertical-align="middle" fo:wrap-option="wrap" fo:background-color="#F2F2F2" style:repeat-content="false"/>
      <style:paragraph-properties fo:text-align="center"/>
      <style:text-properties fo:color="#3F3F3F" style:font-name="Calibri" style:font-name-asian="Calibri" style:font-name-complex="Calibri" fo:font-size="9pt" style:font-size-asian="9pt" style:font-size-complex="9pt" fo:font-weight="bold" style:font-weight-asian="bold" style:font-weight-complex="bold"/>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charset="x-symbol"/>
    </style:style>
    <style:style style:name="T2"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charset="x-symbol"/>
    </style:style>
    <style:style style:name="co1" style:family="table-column">
      <style:table-column-properties fo:break-before="auto" style:column-width="0.79375cm"/>
    </style:style>
    <style:style style:name="co2" style:family="table-column">
      <style:table-column-properties fo:break-before="auto" style:column-width="3.43958333333333cm"/>
    </style:style>
    <style:style style:name="co3" style:family="table-column">
      <style:table-column-properties fo:break-before="auto" style:column-width="1.905cm"/>
    </style:style>
    <style:style style:name="ro1" style:family="table-row">
      <style:table-row-properties style:row-height="19.5pt" style:use-optimal-row-height="false" fo:break-before="auto"/>
    </style:style>
    <style:style style:name="ro2" style:family="table-row">
      <style:table-row-properties style:row-height="45pt" style:use-optimal-row-height="false" fo:break-before="auto"/>
    </style:style>
    <style:style style:name="ta1" style:family="table" style:master-page-name="mp1">
      <style:table-properties table:display="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paragraph" style:name="a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
      <style:graphic-properties draw:stroke="solid" svg:stroke-color="#000000" draw:auto-grow-width="false" draw:auto-grow-height="false"/>
    </style:style>
    <style:style style:family="paragraph" style:name="a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Testing" table:style-name="ta1">
        <table:table-column table:style-name="co1" table:default-cell-style-name="ce2"/>
        <table:table-column table:style-name="co2" table:number-columns-repeated="1019" table:default-cell-style-name="ce2"/>
        <table:table-column table:style-name="co3" table:number-columns-repeated="15364"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9" table:style-name="ce2">
            <text:p>9</text:p>
          </table:table-cell>
          <table:table-cell table:number-columns-repeated="16377"/>
        </table:table-row>
        <table:table-row table:style-name="ro2">
          <table:table-cell office:value-type="float" office:value="0" table:style-name="ce2">
            <text:p>0</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Inscription.1.v0</text:p>
          </table:table-cell>
          <table:table-cell office:value-type="string" table:style-name="ce3">
            <text:p>EmptyCave|#GoldRing.3|#DullMedallion.2</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RustedIronMace.1|#Restorative.r15-30|#Gold.30|#Gold.44|#Gold.2|#Antidote.10|@Shrine.1.!StMichael</text:p>
          </table:table-cell>
          <table:table-cell office:value-type="string" table:style-name="ce3">
            <text:p>EmptyCave|!MakeKey.^test.name=Rusty Key.desc=A small, rusty key of unknown purpose~</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Chest.1.#Gold:r100-200.#Restorative:r2-5.%locked.^test</text:p>
          </table:table-cell>
          <table:table-cell office:value-type="string" table:style-name="ce3">
            <text:p>EmptyCave|!GoldFromHeaven</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4" table:style-name="ce2">
            <text:p>4</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5" table:style-name="ce2">
            <text:p>5</text:p>
          </table:table-cell>
          <table:table-cell table:number-columns-repeated="5" table:style-name="ce3"/>
          <table:table-cell office:value-type="string" table:style-name="ce3">
            <text:p>Boundary</text:p>
          </table:table-cell>
          <table:table-cell table:number-columns-repeated="16377"/>
        </table:table-row>
        <table:table-row table:style-name="ro2">
          <table:table-cell table:number-columns-repeated="2"/>
          <table:table-cell table:style-name="ce2">
            <draw:custom-shape svg:x="0.4783in" svg:y="0.2465in" svg:width="6.7713in" svg:height="4.3024in" draw:z-index="1" draw:id="id0" draw:style-name="a21" draw:name="TextBox 1">
              <svg:title/>
              <svg:desc/>
              <text:p text:style-name="a1" text:class-names="" text:cond-style-name=""><text:span text:style-name="a0" text:class-names="">LEGEND:</text:span></text:p>
              <text:p text:style-name="a3" text:class-names="" text:cond-style-name=""><text:span text:style-name="a2" text:class-names="">$ / spawn npc; &lt;classname&gt;.&lt;count&gt;.&lt;hidden [h(factor)] (leave blank for visible)&gt;</text:span></text:p>
              <text:p text:style-name="a5" text:class-names="" text:cond-style-name=""><text:span text:style-name="a4" text:class-names=""/></text:p>
              <text:p text:style-name="a7" text:class-names="" text:cond-style-name=""><text:span text:style-name="a6" text:class-names="">~ / assign parameter to tile; &lt;param&gt;=&lt;value&gt;</text:span></text:p>
              <text:p text:style-name="a9" text:class-names="" text:cond-style-name=""><text:span text:style-name="a8" text:class-names=""/></text:p>
              <text:p text:style-name="a11" text:class-names="" text:cond-style-name=""><text:span text:style-name="a10" text:class-names=""># / spawn item; &lt;classname&gt;.&lt;count&gt;.&lt;hidden [h(factor)] (leave blank for visible)&gt; - Gold will only spawn (1) pouch with the amount declared</text:span></text:p>
              <text:p text:style-name="a13" text:class-names="" text:cond-style-name=""><text:span text:style-name="a12" text:class-names=""/></text:p>
              <text:p text:style-name="a15" text:class-names="" text:cond-style-name=""><text:span text:style-name="a14" text:class-names="">! / spawn event; &lt;classname&gt;.&lt;repeat? r or blank&gt;.&lt;parallel? p or blank&gt;.&lt;kwargs, blank for none&gt;</text:span></text:p>
              <text:p text:style-name="a17" text:class-names="" text:cond-style-name=""><text:span text:style-name="a16" text:class-names=""/></text:p>
              <text:p text:style-name="a20" text:class-names="" text:cond-style-name=""><text:span text:style-name="a18" text:class-names="">@ / spawn object;<text:s text:c="1"/></text:span><text:span text:style-name="a19"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Start" table:style-name="ta1">
        <table:table-column table:style-name="co1" table:default-cell-style-name="ce2"/>
        <table:table-column table:style-name="co2" table:number-columns-repeated="1023" table:default-cell-style-name="ce2"/>
        <table:table-column table:style-name="co3" table:number-columns-repeated="15360"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table:number-columns-repeated="16373"/>
        </table:table-row>
        <table:table-row table:style-name="ro2">
          <table:table-cell office:value-type="float" office:value="0" table:style-name="ce2">
            <text:p>0</text:p>
          </table:table-cell>
          <table:table-cell table:number-columns-repeated="9" table:style-name="ce3"/>
          <table:table-cell office:value-type="string" table:style-name="ce3">
            <text:p>Boundary</text:p>
          </table:table-cell>
          <table:table-cell table:number-columns-repeated="16373"/>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Inscription.1.v0</text:p>
          </table:table-cell>
          <table:table-cell office:value-type="string" table:style-name="ce3">
            <text:p>EmptyCave|!Block.southeast</text:p>
          </table:table-cell>
          <table:table-cell table:number-columns-repeated="2" table:style-name="ce3"/>
          <table:table-cell office:value-type="string" table:style-name="ce3">
            <text:p>EmptyCave|!Block.southwest</text:p>
          </table:table-cell>
          <table:table-cell office:value-type="string" table:style-name="ce3">
            <text:p>EmptyCave|@WoodenChest.1.#Gold:12.!Ch01ChestRumblerBattle</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text:p>
          </table:table-cell>
          <table:table-cell office:value-type="string" table:style-name="ce3">
            <text:p><text:a xlink:href="mailto:BlankTile%7C@Wall_Switch.1.h0.!Ch01_Start_Open_Wall%7C!Block.east%7C@Tile_Description.1.The%20wall%20here%20feels%20warmer%20than%20the%20rest%20of%20the%20cavern.%20There%20are%20scuff%20marks%20on%20the%20floor%20that%20stop%20abruptly%20where%20the%20wall%20and%20floor%20meet.%20Jean%20can%20hear%20the%20muffled%20sound%20of%20flowing%20water~">BlankTile|@WallSwitch.1.h+0.!Ch01StartOpenWall|!Block.east|@TileDescription.1.The wall here feels warmer than the rest of the cavern. There are scuff marks on the floor that stop abruptly where the wall and floor meet. Jean can hear the muffled sound of flowing water~</text:a></text:p>
          </table:table-cell>
          <table:table-cell office:value-type="string" table:style-name="ce3">
            <text:p>BlankTile|!Block.northwest.southwest|@TileDescription.1.A long rock ledge juts out from the opening to the west, crossing the chasm below and connecting to another rock wall to the east. The sunlight is blinding, with an open sky overhead. Far below, a river rushes beneath the ledge, spraying water in all directions as it crashes against the walls. The twittering of nearby birds can be heard. Banding to the east and west, a line of rock spires can be seen, including the two adjacent walls, all presumably connected by similar rock ledges. There's a warm breeze blowing mildly from the north~</text:p>
          </table:table-cell>
          <table:table-cell office:value-type="string" table:style-name="ce3">
            <text:p>BlankTile|!Block.east.southeast.northeast|@TileDescription.1.The rock ledge continues to the east and terminates as it reaches the wall. From this vantage point, large mountains can be seen to the northwest, covered in white clouds at their crowns~|@WallSwitch.1.!Ch01BridgeWall</text:p>
          </table:table-cell>
          <table:table-cell office:value-type="string" table:style-name="ce3">
            <text:p>EmptyCave|!Block.southeast.northeast</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Chest.1.#Gold:r8-12.#Restorative:r1-3</text:p>
          </table:table-cell>
          <table:table-cell office:value-type="string" table:style-name="ce3">
            <text:p>EmptyCave|#Restorative.1.h+0|!Block.northeast</text:p>
          </table:table-cell>
          <table:table-cell table:number-columns-repeated="2" table:style-name="ce3"/>
          <table:table-cell office:value-type="string" table:style-name="ce3">
            <text:p>EmptyCave|!Block.northwest</text:p>
          </table:table-cell>
          <table:table-cell office:value-type="string" table:style-name="ce3">
            <text:p>EmptyCave|@WoodenChest.1.#Gold:12|!Block.northwest</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4" table:style-name="ce2">
            <text:p>4</text:p>
          </table:table-cell>
          <table:table-cell table:number-columns-repeated="5" table:style-name="ce3"/>
          <table:table-cell office:value-type="string" table:style-name="ce3">
            <text:p>EmptyCave</text:p>
          </table:table-cell>
          <table:table-cell office:value-type="string" table:style-name="ce3">
            <text:p>EmptyCave</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5" table:style-name="ce2">
            <text:p>5</text:p>
          </table:table-cell>
          <table:table-cell table:number-columns-repeated="5" table:style-name="ce3"/>
          <table:table-cell office:value-type="string" table:style-name="ce3">
            <text:p>EmptyCave|@Skeleton.1.#DullMedallion:1.#Gold:r10-30</text:p>
          </table:table-cell>
          <table:table-cell table:number-columns-repeated="3" table:style-name="ce3"/>
          <table:table-cell office:value-type="string" table:style-name="ce3">
            <text:p>Boundary</text:p>
          </table:table-cell>
          <table:table-cell table:number-columns-repeated="16373"/>
        </table:table-row>
        <table:table-row table:style-name="ro2">
          <table:table-cell table:number-columns-repeated="2"/>
          <table:table-cell table:style-name="ce2">
            <draw:custom-shape svg:x="0.4783in" svg:y="0.2465in" svg:width="6.7713in" svg:height="4.3024in" draw:z-index="1" draw:id="id1" draw:style-name="a43" draw:name="TextBox 1">
              <svg:title/>
              <svg:desc/>
              <text:p text:style-name="a23" text:class-names="" text:cond-style-name=""><text:span text:style-name="a22" text:class-names="">LEGEND:</text:span></text:p>
              <text:p text:style-name="a25" text:class-names="" text:cond-style-name=""><text:span text:style-name="a24" text:class-names="">$ / spawn npc; &lt;classname&gt;.&lt;count&gt;.&lt;hidden [h(factor)] (leave blank for visible)&gt;</text:span></text:p>
              <text:p text:style-name="a27" text:class-names="" text:cond-style-name=""><text:span text:style-name="a26" text:class-names=""/></text:p>
              <text:p text:style-name="a29" text:class-names="" text:cond-style-name=""><text:span text:style-name="a28" text:class-names="">~ / assign parameter to tile; &lt;param&gt;=&lt;value&gt;</text:span></text:p>
              <text:p text:style-name="a31" text:class-names="" text:cond-style-name=""><text:span text:style-name="a30" text:class-names=""/></text:p>
              <text:p text:style-name="a33" text:class-names="" text:cond-style-name=""><text:span text:style-name="a32" text:class-names=""># / spawn item; &lt;classname&gt;.&lt;count&gt;.&lt;hidden [h(factor)] (leave blank for visible)&gt; - Gold will only spawn (1) pouch with the amount declared</text:span></text:p>
              <text:p text:style-name="a35" text:class-names="" text:cond-style-name=""><text:span text:style-name="a34" text:class-names=""/></text:p>
              <text:p text:style-name="a37" text:class-names="" text:cond-style-name=""><text:span text:style-name="a36" text:class-names="">! / spawn event; &lt;classname&gt;.&lt;repeat? r or blank&gt;.&lt;parallel? p or blank&gt;.&lt;kwargs, blank for none&gt;</text:span></text:p>
              <text:p text:style-name="a39" text:class-names="" text:cond-style-name=""><text:span text:style-name="a38" text:class-names=""/></text:p>
              <text:p text:style-name="a42" text:class-names="" text:cond-style-name=""><text:span text:style-name="a40" text:class-names="">@ / spawn object;<text:s text:c="1"/></text:span><text:span text:style-name="a41"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Verdette_Caverns" table:style-name="ta1">
        <table:table-column table:style-name="co1" table:default-cell-style-name="ce2"/>
        <table:table-column table:style-name="co2" table:number-columns-repeated="1024" table:default-cell-style-name="ce2"/>
        <table:table-column table:style-name="co3" table:number-columns-repeated="15359"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office:value-type="float" office:value="10" table:style-name="ce2">
            <text:p>10</text:p>
          </table:table-cell>
          <table:table-cell table:number-columns-repeated="16372"/>
        </table:table-row>
        <table:table-row table:style-name="ro2">
          <table:table-cell office:value-type="float" office:value="0" table:style-name="ce2">
            <text:p>0</text:p>
          </table:table-cell>
          <table:table-cell table:number-columns-repeated="10" table:style-name="ce3"/>
          <table:table-cell office:value-type="string" table:style-name="ce3">
            <text:p>Boundary</text:p>
          </table:table-cell>
          <table:table-cell table:number-columns-repeated="16372"/>
        </table:table-row>
        <table:table-row table:style-name="ro2">
          <table:table-cell office:value-type="float" office:value="1" table:style-name="ce2">
            <text:p>1</text:p>
          </table:table-cell>
          <table:table-cell table:number-columns-repeated="2" table:style-name="ce3"/>
          <table:table-cell office:value-type="string" table:style-name="ce3">
            <office:annotation office:display="true" draw:style-name="a66" svg:x="4.52083333333333in" svg:y="0.78125in" svg:width="1.5in" svg:height="0.822916666666667in">
              <dc:creator>Alex Egbert</dc:creator>
              <text:p><text:span text:style-name="T2">Alex Egbert:</text:span><text:span text:style-name="T1"/></text:p>
              <text:p><text:span text:style-name="T1">Entry for Jean and Gorran</text:span></text:p>
            </office:annotation>
            <text:p>VerdetteRoom</text:p>
          </table:table-cell>
          <table:table-cell table:number-columns-repeated="5" table:style-name="ce3"/>
          <table:table-cell office:value-type="string" table:style-name="ce3">
            <text:p>VerdetteRoom|$RockRumbler.r1-2|$Slime.r2-4|@WoodenChest.1.#Gold:r40-70.#Draught:r3-6</text:p>
          </table:table-cell>
          <table:table-cell table:style-name="ce3"/>
          <table:table-cell office:value-type="string" table:style-name="ce3">
            <text:p>Boundary</text:p>
          </table:table-cell>
          <table:table-cell table:style-name="ce2">
            <draw:custom-shape svg:x="0.51997in" svg:y="0.26734in" svg:width="6.7713in" svg:height="4.3024in" draw:z-index="1" draw:id="id2" draw:style-name="a65" draw:name="TextBox 1">
              <svg:title/>
              <svg:desc/>
              <text:p text:style-name="a45" text:class-names="" text:cond-style-name=""><text:span text:style-name="a44" text:class-names="">LEGEND:</text:span></text:p>
              <text:p text:style-name="a47" text:class-names="" text:cond-style-name=""><text:span text:style-name="a46" text:class-names="">$ / spawn npc; &lt;classname&gt;.&lt;count&gt;.&lt;hidden [h(factor)] (leave blank for visible)&gt;</text:span></text:p>
              <text:p text:style-name="a49" text:class-names="" text:cond-style-name=""><text:span text:style-name="a48" text:class-names=""/></text:p>
              <text:p text:style-name="a51" text:class-names="" text:cond-style-name=""><text:span text:style-name="a50" text:class-names="">~ / assign parameter to tile; &lt;param&gt;=&lt;value&gt;</text:span></text:p>
              <text:p text:style-name="a53" text:class-names="" text:cond-style-name=""><text:span text:style-name="a52" text:class-names=""/></text:p>
              <text:p text:style-name="a55" text:class-names="" text:cond-style-name=""><text:span text:style-name="a54" text:class-names=""># / spawn item; &lt;classname&gt;.&lt;count&gt;.&lt;hidden [h(factor)] (leave blank for visible)&gt; - Gold will only spawn (1) pouch with the amount declared</text:span></text:p>
              <text:p text:style-name="a57" text:class-names="" text:cond-style-name=""><text:span text:style-name="a56" text:class-names=""/></text:p>
              <text:p text:style-name="a59" text:class-names="" text:cond-style-name=""><text:span text:style-name="a58" text:class-names="">! / spawn event; &lt;classname&gt;.&lt;repeat? r or blank&gt;.&lt;parallel? p or blank&gt;.&lt;kwargs, blank for none&gt;</text:span></text:p>
              <text:p text:style-name="a61" text:class-names="" text:cond-style-name=""><text:span text:style-name="a60" text:class-names=""/></text:p>
              <text:p text:style-name="a64" text:class-names="" text:cond-style-name=""><text:span text:style-name="a62" text:class-names="">@ / spawn object;<text:s text:c="1"/></text:span><text:span text:style-name="a63"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71"/>
        </table:table-row>
        <table:table-row table:style-name="ro2">
          <table:table-cell office:value-type="float" office:value="2" table:style-name="ce2">
            <text:p>2</text:p>
          </table:table-cell>
          <table:table-cell table:number-columns-repeated="2" table:style-name="ce3"/>
          <table:table-cell office:value-type="string" table:style-name="ce3">
            <text:p>VerdetteRoom</text:p>
          </table:table-cell>
          <table:table-cell table:number-columns-repeated="2" table:style-name="ce3"/>
          <table:table-cell office:value-type="string" table:style-name="ce3">
            <text:p>VerdetteRoom</text:p>
          </table:table-cell>
          <table:table-cell table:number-columns-repeated="2" table:style-name="ce3"/>
          <table:table-cell office:value-type="string" table:style-name="ce3">
            <text:p>VerdetteRoom</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3" table:style-name="ce2">
            <text:p>3</text:p>
          </table:table-cell>
          <table:table-cell table:style-name="ce3"/>
          <table:table-cell office:value-type="string" table:style-name="ce3">
            <text:p>VerdetteRoom</text:p>
          </table:table-cell>
          <table:table-cell table:style-name="ce3"/>
          <table:table-cell office:value-type="string" table:style-name="ce3">
            <text:p>VerdetteRoom|!Block.southeast|@Skeleton.1.#Antidote:3</text:p>
          </table:table-cell>
          <table:table-cell office:value-type="string" table:style-name="ce3">
            <text:p>VerdetteRoom|$Slime.3</text:p>
          </table:table-cell>
          <table:table-cell table:style-name="ce3"/>
          <table:table-cell office:value-type="string" table:style-name="ce3">
            <text:p>VerdetteRoom</text:p>
          </table:table-cell>
          <table:table-cell office:value-type="string" table:style-name="ce3">
            <text:p>VerdetteRoom|$Slime.2|@Skeleton.1.#Restorative:r0-1.#Draught:r0-2.#SilverRing:r0-1</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4" table:style-name="ce2">
            <text:p>4</text:p>
          </table:table-cell>
          <table:table-cell table:style-name="ce3"/>
          <table:table-cell office:value-type="string" table:style-name="ce3">
            <text:p>VerdetteRoom</text:p>
          </table:table-cell>
          <table:table-cell table:number-columns-repeated="2" table:style-name="ce3"/>
          <table:table-cell office:value-type="string" table:style-name="ce3">
            <text:p>VerdetteRoom|!Block.northwest</text:p>
          </table:table-cell>
          <table:table-cell table:number-columns-repeated="5" table:style-name="ce3"/>
          <table:table-cell office:value-type="string" table:style-name="ce3">
            <text:p>Boundary</text:p>
          </table:table-cell>
          <table:table-cell table:number-columns-repeated="16372"/>
        </table:table-row>
        <table:table-row table:style-name="ro2">
          <table:table-cell office:value-type="float" office:value="5" table:style-name="ce2">
            <text:p>5</text:p>
          </table:table-cell>
          <table:table-cell table:style-name="ce3"/>
          <table:table-cell office:value-type="string" table:style-name="ce3">
            <text:p>VerdetteRoom|@WoodenChest.1.#Gold:r20-30.#Antidote:r1-3</text:p>
          </table:table-cell>
          <table:table-cell table:number-columns-repeated="2" table:style-name="ce3"/>
          <table:table-cell office:value-type="string" table:style-name="ce3">
            <text:p>VerdetteRoom</text:p>
          </table:table-cell>
          <table:table-cell table:style-name="ce3"/>
          <table:table-cell office:value-type="string" table:style-name="ce3">
            <text:p>VerdetteRoom|$Slime.5</text:p>
          </table:table-cell>
          <table:table-cell office:value-type="string" table:style-name="ce3">
            <text:p>VerdetteRoom</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6" table:style-name="ce2">
            <text:p>6</text:p>
          </table:table-cell>
          <table:table-cell table:number-columns-repeated="3" table:style-name="ce3"/>
          <table:table-cell office:value-type="string" table:style-name="ce3">
            <text:p>VerdetteRoom|$GiantSpider.1</text:p>
          </table:table-cell>
          <table:table-cell table:style-name="ce3"/>
          <table:table-cell office:value-type="string" table:style-name="ce3">
            <text:p>VerdetteRoom</text:p>
          </table:table-cell>
          <table:table-cell office:value-type="string" table:style-name="ce3">
            <text:p>VerdetteRoom</text:p>
          </table:table-cell>
          <table:table-cell office:value-type="string" table:style-name="ce3">
            <text:p>VerdetteRoom</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7" table:style-name="ce2">
            <text:p>7</text:p>
          </table:table-cell>
          <table:table-cell table:number-columns-repeated="3" table:style-name="ce3"/>
          <table:table-cell office:value-type="string" table:style-name="ce3">
            <text:p>VerdetteRoom</text:p>
          </table:table-cell>
          <table:table-cell table:number-columns-repeated="2" table:style-name="ce3"/>
          <table:table-cell office:value-type="string" table:style-name="ce3">
            <text:p>VerdetteRoom</text:p>
          </table:table-cell>
          <table:table-cell table:style-name="ce3"/>
          <table:table-cell office:value-type="string" table:style-name="ce3">
            <text:p>VerdetteRoom</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8" table:style-name="ce2">
            <text:p>8</text:p>
          </table:table-cell>
          <table:table-cell table:number-columns-repeated="3" table:style-name="ce3"/>
          <table:table-cell office:value-type="string" table:style-name="ce3">
            <text:p>VerdetteRoom|$GiantSpider.2</text:p>
          </table:table-cell>
          <table:table-cell office:value-type="string" table:style-name="ce3">
            <text:p>VerdetteRoom|@Skeleton.1.#Antidote:r2-4.#Restorative:r2-3.#Gold:r0-55</text:p>
          </table:table-cell>
          <table:table-cell table:number-columns-repeated="3" table:style-name="ce3"/>
          <table:table-cell office:value-type="string" table:style-name="ce3">
            <text:p>VerdetteRoom|$Lurker.1.h+0</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9" table:style-name="ce2">
            <text:p>9</text:p>
          </table:table-cell>
          <table:table-cell table:style-name="ce3"/>
          <table:table-cell office:value-type="string" table:style-name="ce3">
            <text:p>VerdetteRoom|@Shrine.1.!StMichael</text:p>
          </table:table-cell>
          <table:table-cell office:value-type="string" table:style-name="ce3">
            <text:p>VerdetteRoom|$GiantSpider.1|$Slime.3</text:p>
          </table:table-cell>
          <table:table-cell table:number-columns-repeated="7" table:style-name="ce3"/>
          <table:table-cell office:value-type="string" table:style-name="ce3">
            <text:p>Boundary</text:p>
          </table:table-cell>
          <table:table-cell table:number-columns-repeated="16372"/>
        </table:table-row>
        <table:table-row table:style-name="ro2">
          <table:table-cell office:value-type="float" office:value="10" table:style-name="ce2">
            <text:p>10</text:p>
          </table:table-cell>
          <table:table-cell table:number-columns-repeated="10" table:style-name="ce3"/>
          <table:table-cell office:value-type="string" table:style-name="ce3">
            <text:p>Boundary</text:p>
          </table:table-cell>
          <table:table-cell table:number-columns-repeated="16372"/>
        </table:table-row>
        <table:table-row table:number-rows-repeated="104856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ahoma" svg:font-family="Tahoma"/>
  </office:font-face-decls>
  <office:styles>
    <number:number-style style:name="N0">
      <number:number number:min-integer-digits="1"/>
    </number:number-style>
    <number:number-style style:name="N36" number:language="en" number:country="US">
      <number:number number:min-integer-digits="1"/>
    </number:number-style>
    <number:currency-style style:name="N37P0" number:language="en" number:country="US">
      <number:currency-symbol number:language="en" number:country="US">$</number:currency-symbol>
      <number:number number: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Excel_32_Built-in_32_Output" style:display-name="Excel Built-in Output" style:family="table-cell" style:data-style-name="N36">
      <style:table-cell-properties fo:border="thin solid #3F3F3F" style:vertical-align="automatic" fo:background-color="#F2F2F2"/>
      <style:text-properties fo:color="#3F3F3F" style:font-name="Calibri" style:font-name-asian="Calibri" style:font-name-complex="Calibri" fo:font-weight="bold" style:font-weight-asian="bold" style:font-weight-complex="bol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029</meta:generator>
    <dc:creator>Alex Egbert</dc:creator>
    <dc:date>2018-12-21T16:04:48Z</dc:date>
    <meta:editing-cycles>1</meta:editing-cycles>
    <meta:editing-duration>PT1712S</meta:editing-duration>
  </office:meta>
</office:document-meta>
</file>